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0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/>
          <table:table-cell table:style-name="ce17" office:value-type="string" calcext:value-type="string" table:number-columns-spanned="4" table:number-rows-spanned="1">
            <text:p>Phot</text:p>
          </table:table-cell>
          <table:covered-table-cell table:number-columns-repeated="3" table:style-name="ce17"/>
          <table:table-cell table:style-name="ce17" office:value-type="string" calcext:value-type="string">
            <text:p>Inter</text:p>
          </table:table-cell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style-name="ce13"/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table:number-columns-repeated="2"/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date" office:date-value="2021-10-11" calcext:value-type="date">
            <text:p>11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5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8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8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0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0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0"/>
          <table:table-cell table:number-columns-repeated="992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1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8" table:number-rows-spanned="1">
            <text:p>Lang</text:p>
          </table:table-cell>
          <table:covered-table-cell table:number-columns-repeated="7" table:style-name="ce17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Default"/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/>
          <table:table-cell table:style-name="ce66" office:value-type="string" calcext:value-type="string">
            <text:p>types construits</text:p>
          </table:table-cell>
          <table:table-cell table:style-name="ce77"/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style-name="ce67" table:number-columns-repeated="58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58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Lang</text:p>
          </table:table-cell>
          <table:table-cell table:style-name="ce17" table:number-columns-repeated="9"/>
          <table:table-cell table:style-name="ce17" office:value-type="string" calcext:value-type="string" table:number-columns-spanned="4" table:number-rows-spanned="1">
            <text:p>Algo</text:p>
          </table:table-cell>
          <table:covered-table-cell table:number-columns-repeated="3" table:style-name="ce17"/>
          <table:table-cell table:style-name="ce17" office:value-type="string" calcext:value-type="string">
            <text:p>Archi</text:p>
          </table:table-cell>
          <table:table-cell table:style-name="ce17" table:number-columns-repeated="3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table:number-columns-repeated="63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 type bac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80" office:value-type="string" calcext:value-type="string">
            <text:p>DM épreuve pratique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902"/>
        </table:table-row>
        <table:table-row table:style-name="ro3">
          <table:table-cell table:style-name="ce29" table:number-columns-repeated="2"/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table:number-columns-repeated="67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68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12:03:49.253557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0-09T23:33:53.452421827</dc:date>
    <meta:editing-duration>P228DT5H6M30S</meta:editing-duration>
    <meta:editing-cycles>923</meta:editing-cycles>
    <meta:generator>LibreOffice/6.1.5.2$Linux_X86_64 LibreOffice_project/10$Build-2</meta:generator>
    <meta:document-statistic meta:table-count="3" meta:cell-count="515" meta:object-count="0"/>
  </office:meta>
</office:document-meta>
</file>